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 table:number-rows-repeated="45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3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32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6">
            <text:p>16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">
            <text:p>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6">
            <text:p>1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8">
            <text:p>4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5">05/05/2012</text:date>, <text:time>02:48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05T02:48:14</dc:date>
    <meta:editing-duration>PT01H13M20S</meta:editing-duration>
    <meta:editing-cycles>91</meta:editing-cycles>
    <meta:generator>OpenOffice.org/3.2$Unix OpenOffice.org_project/320m12$Build-9483</meta:generator>
    <dc:creator>david </dc:creator>
    <meta:document-statistic meta:table-count="5" meta:cell-count="261" meta:object-count="0"/>
  </office:meta>
</office:document-meta>
</file>